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71754" officeooo:paragraph-rsid="00071754"/>
    </style:style>
    <style:style style:name="P2" style:family="paragraph" style:parent-style-name="Standard">
      <style:text-properties officeooo:paragraph-rsid="00071754"/>
    </style:style>
    <style:style style:name="P3" style:family="paragraph" style:parent-style-name="Standard">
      <style:text-properties officeooo:rsid="000893e5" officeooo:paragraph-rsid="000893e5"/>
    </style:style>
    <style:style style:name="P4" style:family="paragraph" style:parent-style-name="Table_20_Contents">
      <style:text-properties officeooo:rsid="00071754" officeooo:paragraph-rsid="00071754"/>
    </style:style>
    <style:style style:name="P5" style:family="paragraph" style:parent-style-name="Table_20_Contents">
      <style:text-properties officeooo:paragraph-rsid="00071754"/>
    </style:style>
    <style:style style:name="T1" style:family="text">
      <style:text-properties officeooo:rsid="00071754"/>
    </style:style>
    <style:style style:name="T2" style:family="text">
      <style:text-properties fo:color="#484848" loext:opacity="100%" style:font-name="Tahoma" fo:font-size="12pt" fo:letter-spacing="normal" fo:font-weight="normal"/>
    </style:style>
    <style:style style:name="T3" style:family="text">
      <style:text-properties fo:color="#484848" loext:opacity="100%" style:font-name="Tahoma" fo:font-size="12pt" fo:letter-spacing="normal" fo:font-weight="normal" officeooo:rsid="00071754"/>
    </style:style>
    <style:style style:name="T4" style:family="text">
      <style:text-properties fo:font-variant="normal" fo:text-transform="none" fo:color="#484848" loext:opacity="100%" style:font-name="Tahoma" fo:font-size="12pt" fo:letter-spacing="normal" fo:font-style="normal" fo:font-weight="normal"/>
    </style:style>
    <style:style style:name="T5" style:family="text">
      <style:text-properties fo:font-variant="normal" fo:text-transform="none" fo:color="#484848" loext:opacity="100%" style:font-name="Tahoma" fo:font-size="12pt" fo:letter-spacing="normal" fo:font-style="normal" fo:font-weight="normal" officeooo:rsid="00071754"/>
    </style:style>
    <style:style style:name="T6" style:family="text">
      <style:text-properties officeooo:rsid="0007e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DDI-V</text:p>
      <text:p text:style-name="P3"/>
      <text:p text:style-name="P3">PLC</text:p>
      <text:p text:style-name="P3"/>
      <text:p text:style-name="P3">IPC</text:p>
      <text:p text:style-name="P3"/>
      <text:p text:style-name="P3">BMC + SAT</text:p>
      <text:p text:style-name="P3"/>
      <text:p text:style-name="P3">CFCSS-V</text:p>
      <text:p text:style-name="P3"/>
      <text:p text:style-name="P3">CFTSS-V</text:p>
      <text:p text:style-name="P3"/>
      <text:p text:style-name="P3">EDDI-V + CFCSS-V</text:p>
      <text:p text:style-name="P3"/>
      <text:p text:style-name="P3">CFTSS-V + PLC</text:p>
      <text:p text:style-name="P3"/>
      <text:p text:style-name="P3"/>
      <text:p text:style-name="P3">QED</text:p>
      <text:p text:style-name="P3"/>
      <text:p text:style-name="P3">SQED</text:p>
      <text:p text:style-name="P3"/>
      <text:p text:style-name="P3">S2QED</text:p>
      <text:p text:style-name="P3"/>
      <text:p text:style-name="P3">C-S2QED</text:p>
      <text:p text:style-name="P3"/>
      <text:p text:style-name="P3">A-QED</text:p>
      <text:p text:style-name="P3"/>
      <text:p text:style-name="P3">G-QED</text:p>
      <text:p text:style-name="P3"/>
      <text:p text:style-name="P1"/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EDDI-V</text:p>
          </table:table-cell>
          <table:table-cell table:style-name="Table1.A1" office:value-type="string">
            <text:p text:style-name="P4">PLC</text:p>
          </table:table-cell>
          <table:table-cell table:style-name="Table1.A1" office:value-type="string">
            <text:p text:style-name="P4">CFCSS-V/CFTSS-V</text:p>
          </table:table-cell>
        </table:table-row>
        <table:table-row>
          <table:table-cell table:style-name="Table1.A1" office:value-type="string">
            <text:p text:style-name="P4">Достоинства </text:p>
          </table:table-cell>
          <table:table-cell table:style-name="Table1.A1" office:value-type="string">
            <text:p text:style-name="P5">Короткая длительность обнаружения ошибок и высокое покрытие для ошибок в ядре процессора.</text:p>
          </table:table-cell>
          <table:table-cell table:style-name="Table1.A1" office:value-type="string">
            <text:p text:style-name="P5">Короткая <text:span text:style-name="T1">длительность</text:span> обнаружения ошибок и высокое покрытие <text:span text:style-name="T1">устройст в субъядре</text:span></text:p>
          </table:table-cell>
          <table:table-cell table:style-name="Table1.A1" office:value-type="string">
            <text:p text:style-name="P5">Небольшой объем изменений кода. Небольшое увеличение времени выполнения теста.</text:p>
          </table:table-cell>
        </table:table-row>
        <table:table-row>
          <table:table-cell table:style-name="Table1.A1" office:value-type="string">
            <text:p text:style-name="P4">Недостатки</text:p>
          </table:table-cell>
          <table:table-cell table:style-name="Table1.A1" office:value-type="string">
            <text:p text:style-name="P4">Возможна большая длительность обнаружения ошибок для компонентов субъядра</text:p>
          </table:table-cell>
          <table:table-cell table:style-name="Table1.A1" office:value-type="string">
            <text:p text:style-name="P5">Может быть, очень длительное время выполнения тестов (может быть минимизировано с помощью аппаратной поддержки).</text:p>
          </table:table-cell>
          <table:table-cell table:style-name="Table1.A1" office:value-type="string">
            <text:p text:style-name="P5">Может не <text:span text:style-name="T6">выявить</text:span> ошибки, не <text:span text:style-name="T6">затрагивающие поток управления (control flow) процессора</text:span></text:p>
          </table:table-cell>
        </table:table-row>
        <table:table-row>
          <table:table-cell table:style-name="Table1.A1" office:value-type="string">
            <text:p text:style-name="P4">Типы обнаружаемых отклонений в работе кристалла </text:p>
          </table:table-cell>
          <table:table-cell table:style-name="Table1.A1" office:value-type="string">
            <text:p text:style-name="P5">Ошибки <text:span text:style-name="T1">в процессорных ядрах</text:span> (также некоторые ошибки в <text:span text:style-name="T1">субъядерных</text:span> компонентах, но могут быть большие задержки обнаружения ошибок <text:span text:style-name="T1">в субъядерных </text:span><text:soft-page-break/><text:span text:style-name="T1">компонентах</text:span>).</text:p>
          </table:table-cell>
          <table:table-cell table:style-name="Table1.A1" office:value-type="string">
            <text:p text:style-name="P5">Ошибки в <text:span text:style-name="T1">субъядерных</text:span> компонентах, таких как контроллеры кэша, контроллеры памяти, сети межсоединений на кристалле <text:span text:style-name="T1">(интерконнект)</text:span>.</text:p>
          </table:table-cell>
          <table:table-cell table:style-name="Table1.A1" office:value-type="string">
            <text:p text:style-name="P5">Ошибки, влияющие на поток управления процессора (например, ветвление на неправильный адрес, <text:span text:style-name="T1">взаимная блокировка (deadlock) и динамическая </text:span><text:soft-page-break/><text:span text:style-name="T1">взаимоблокировка (livelock)</text:span>).</text:p>
          </table:table-cell>
        </table:table-row>
      </table:table>
      <text:p text:style-name="P2"><text:span text:style-name="Emphasis"><text:span text:style-name="T3">В контексте под с</text:span></text:span><text:span text:style-name="Emphasis"><text:span text:style-name="T2">убъядро</text:span></text:span><text:span text:style-name="Emphasis"><text:span text:style-name="T3">м</text:span></text:span><text:span text:style-name="Emphasis"><text:span text:style-name="T2"> (uncore) </text:span></text:span><text:span text:style-name="Emphasis"><text:span text:style-name="T3">понимают</text:span></text:span><text:span text:style-name="T4"> компоненты </text:span><text:span text:style-name="T5">процессора</text:span><text:span text:style-name="T4">, отвечающие за средства коммуникации с внешним миром, сюда относятся </text:span><text:span text:style-name="T5">видеоядро, контроллер пямяти и т.д и .т.п.. В классической компьютерной литературы субъядро раньше называлось “системным агентом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16:04.748643649</meta:creation-date>
    <dc:date>2024-01-10T16:15:50.850470179</dc:date>
    <meta:editing-duration>PT59M45S</meta:editing-duration>
    <meta:editing-cycles>3</meta:editing-cycles>
    <meta:generator>LibreOffice/7.5.9.2$Linux_X86_64 LibreOffice_project/50$Build-2</meta:generator>
    <meta:document-statistic meta:table-count="1" meta:image-count="0" meta:object-count="0" meta:page-count="2" meta:paragraph-count="30" meta:word-count="181" meta:character-count="1419" meta:non-whitespace-character-count="1266"/>
  </office:meta>
</office:document-meta>
</file>